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6.256cm"/>
    </style:style>
    <style:style style:name="P1" style:family="paragraph">
      <style:text-properties fo:font-size="32pt"/>
    </style:style>
    <style:style style:name="P2" style:family="paragraph">
      <style:text-properties fo:font-size="48pt" style:font-size-asian="48pt" style:font-size-complex="48pt"/>
    </style:style>
    <style:style style:name="T1" style:family="text">
      <style:text-properties fo:font-size="32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výrazňovanie syntaxe na základe meta-modelu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Technická Univerzita v kočiciach</text:span></text:p>
            <text:p><text:span text:style-name="T1">Fakulta Elektrotechniky a Informatiky</text:span></text:p>
            <text:p><text:span text:style-name="T1"/></text:p>
            <text:p><text:span text:style-name="T1"/></text:p>
            <text:p><text:span text:style-name="T1">Matej Gagy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Úv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ácia jazyka a zvýrazňovania syntaxe sú dva redundantné kroky</text:p>
              </text:list-item>
              <text:list-item>
                <text:p>Pre každý editor musíme implementovať zvýrazňovanie syntaxe zvlásť</text:p>
              </text:list-item>
              <text:list-item>
                <text:p>Nástroj YajCo je vhodný pre unifikáciu týchto proces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ieľ prác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utomatizácia zvýrazňovania syntaxe na základe meta-modelu gramatiky</text:p>
              </text:list-item>
              <text:list-item>
                <text:p>Podpora viacerých editorov</text:p>
              </text:list-item>
              <text:list-item>
                <text:p>Diskutovať pokročilejšie metódy analyzý gramatiky a využiteľnosť v nadväzujúcich prác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todika prác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Výber editorov a analýza ich konfiguračného formátu</text:p>
              </text:list-item>
              <text:list-item>
                <text:p>Návrh univerzálneho modelu syntaxu jazyka</text:p>
              </text:list-item>
              <text:list-item>
                <text:p>Návrh a overenie pravidiel procesu transformácie modelu pre rôzne cieľové editori</text:p>
              </text:list-item>
              <text:list-item>
                <text:p>Diskusia metód vhodných pre pokročilejšie dotazovanie a kategorizáciu regulárnych výrazov podľa pravidiel transformácie model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ýsledky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me schopný rozpoznať niekoľko elementov gramatiky:</text:p>
                <text:list>
                  <text:list-item>
                    <text:p>kľúčové slová</text:p>
                  </text:list-item>
                  <text:list-item>
                    <text:p>operátori, výrazy a konštanty</text:p>
                  </text:list-item>
                  <text:list-item>
                    <text:p>komentá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ýsledky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Implementovali sme šablóny konfigurácie a ošetrili rozdiely medzi editormi:</text:p>
                <text:list>
                  <text:list-item>
                    <text:p>Kate</text:p>
                    <text:list>
                      <text:list-item>
                        <text:p>KatePart component pokrýva každé IDE pre prostredie KDE)</text:p>
                      </text:list-item>
                    </text:list>
                  </text:list-item>
                  <text:list-item>
                    <text:p>Gedit</text:p>
                    <text:list>
                      <text:list-item>
                        <text:p>GSourceView component pokrýva každé IDE využívajúce GUI knižnicu GTK+ a prostredie Gno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ýsledky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Diskutovali sme nekompitibilitu rôznych modelov</text:p>
              </text:list-item>
              <text:list-item>
                <text:p>Našli sme metódu aplikovateľnú pri zdokonaľóvaní transformačných pravidi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Záver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Implementácia nástroja Syntaxer bola čiastočne úspešná</text:p>
              </text:list-item>
              <text:list-item>
                <text:p>Rozdieli medzi jednotlivými editormi nás prinútili redukovať množinu cieľových editorov</text:p>
              </text:list-item>
              <text:list-item>
                <text:p>Rozdieli medzi modelom syntaxu YajCo a editorov predstavili nové problémy z oblasti stavových automatov a regulárnych výrazov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draw:frame presentation:style-name="pr8" draw:text-style-name="P2" draw:layer="layout" svg:width="25.199cm" svg:height="16.256cm" svg:x="1.4cm" svg:y="0.837cm" presentation:class="subtitle">
          <draw:text-box>
            <text:p text:style-name="P2"><text:span text:style-name="T2">Dakujem za pozornosť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i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23:40:57</meta:creation-date>
    <dc:date>2015-06-17T06:57:12</dc:date>
    <meta:editing-duration>PT5H22M30S</meta:editing-duration>
    <meta:editing-cycles>4</meta:editing-cycles>
    <meta:generator>LibreOffice/4.0.2.2$Linux_X86_64 LibreOffice_project/400m0$Build-2</meta:generator>
    <meta:document-statistic meta:object-count="60"/>
  </office:meta>
</office:document-meta>
</file>